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REATEGUI TRIGOSO JORGE ALEX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333943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789782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EATEGUI TRIGOSO JORGE ALEX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3339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97 897 82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3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77261197</text:p>
          </table:table-cell>
          <table:table-cell table:style-name="Tabla2.D3" office:value-type="string">
            <text:p text:style-name="P23">1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8/2021</text:p>
          </table:table-cell>
          <table:table-cell table:style-name="Tabla2.A4" office:value-type="string">
            <text:p text:style-name="P22">88380598</text:p>
          </table:table-cell>
          <table:table-cell table:style-name="Tabla2.D4" office:value-type="string">
            <text:p text:style-name="P23">1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8/2021</text:p>
          </table:table-cell>
          <table:table-cell table:style-name="Tabla2.A4" office:value-type="string">
            <text:p text:style-name="P22">25634729</text:p>
          </table:table-cell>
          <table:table-cell table:style-name="Tabla2.D4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21:4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